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302in"/>
        </style:tab-stops>
      </style:paragraph-properties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text-indent="0.5in"/>
    </style:style>
    <style:style style:name="P5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name="P6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name="P7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name="P9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name="P10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name="P11" style:parent-style-name="Normal" style:family="paragraph">
      <style:paragraph-properties>
        <style:tab-stops>
          <style:tab-stop style:type="left" style:position="1.2083in"/>
        </style:tab-stops>
      </style:paragraph-properties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tab/><draw:frame draw:style-name="a0" draw:name="Picture 1" text:anchor-type="as-char" svg:x="0in" svg:y="0in" svg:width="6.5in" svg:height="2.77569in" style:rel-width="scale" style:rel-height="scale"><draw:image xlink:href="media/image1.png" xlink:type="simple" xlink:show="embed" xlink:actuate="onLoad"/><svg:title/><svg:desc>A black and white math problem

AI-generated content may be incorrect.</svg:desc></draw:frame></text:p>
      <text:p text:style-name="Normal"/>
      <text:p text:style-name="Normal"/>
      <text:p text:style-name="Normal"/>
      <text:p text:style-name="Normal"><draw:frame draw:style-name="a1" draw:name="Picture 1" text:anchor-type="as-char" svg:x="0in" svg:y="0in" svg:width="6.5in" svg:height="2.42986in" style:rel-width="scale" style:rel-height="scale"><draw:image xlink:href="media/image2.png" xlink:type="simple" xlink:show="embed" xlink:actuate="onLoad"/><svg:title/><svg:desc>A math equation with black text

AI-generated content may be incorrect.</svg:desc></draw:frame></text:p>
      <text:p text:style-name="Normal"/>
      <text:p text:style-name="Normal"/>
      <text:p text:style-name="Normal"/>
      <text:soft-page-break/>
      <text:p text:style-name="Normal"><draw:frame draw:style-name="a2" draw:name="Picture 1" text:anchor-type="as-char" svg:x="0in" svg:y="0in" svg:width="6.5in" svg:height="2.27778in" style:rel-width="scale" style:rel-height="scale"><draw:image xlink:href="media/image3.png" xlink:type="simple" xlink:show="embed" xlink:actuate="onLoad"/><svg:title/><svg:desc>A black and white text with black text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P3"><draw:frame draw:z-index="251660288" draw:style-name="a3" draw:name="Ink 18" text:anchor-type="paragraph" svg:x="1.45392in" svg:y="5.33706in" svg:width="0.25972in" svg:height="0.00694in" style:rel-width="scale" style:rel-height="scale"><draw:image xlink:href="media/image4.png" xlink:type="simple" xlink:show="embed" xlink:actuate="onLoad"/><svg:title/><svg:desc/></draw:frame><draw:frame draw:z-index="251659264" draw:style-name="a4" draw:name="Ink 17" text:anchor-type="paragraph" svg:x="1.45982in" svg:y="3.17132in" svg:width="0.33611in" svg:height="0.0125in" style:rel-width="scale" style:rel-height="scale"><draw:image xlink:href="media/image5.png" xlink:type="simple" xlink:show="embed" xlink:actuate="onLoad"/><svg:title/><svg:desc/></draw:frame></text:p>
      <text:p text:style-name="P4"><draw:frame draw:z-index="251663360" draw:style-name="a5" draw:name="Ink 21" text:anchor-type="paragraph" svg:x="1.46612in" svg:y="3.23298in" svg:width="0.21528in" svg:height="0.05347in" style:rel-width="scale" style:rel-height="scale"><draw:image xlink:href="media/image6.png" xlink:type="simple" xlink:show="embed" xlink:actuate="onLoad"/><svg:title/><svg:desc/></draw:frame><draw:frame draw:z-index="251662336" draw:style-name="a6" draw:name="Ink 20" text:anchor-type="paragraph" svg:x="1.44132in" svg:y="4.5699in" svg:width="0.32222in" svg:height="0.01875in" style:rel-width="scale" style:rel-height="scale"><draw:image xlink:href="media/image7.png" xlink:type="simple" xlink:show="embed" xlink:actuate="onLoad"/><svg:title/><svg:desc/></draw:frame><draw:frame draw:z-index="251661312" draw:style-name="a7" draw:name="Ink 19" text:anchor-type="paragraph" svg:x="1.50904in" svg:y="1.10371in" svg:width="0.32986in" svg:height="0.02014in" style:rel-width="scale" style:rel-height="scale"><draw:image xlink:href="media/image8.png" xlink:type="simple" xlink:show="embed" xlink:actuate="onLoad"/><svg:title/><svg:desc/></draw:frame></text:p>
      <text:soft-page-break/>
      <text:p text:style-name="P5"><draw:frame draw:z-index="251664384" draw:style-name="a8" draw:name="Ink 22" text:anchor-type="paragraph" svg:x="1.01179in" svg:y="3.41694in" svg:width="0.18333in" svg:height="0.025in" style:rel-width="scale" style:rel-height="scale"><draw:image xlink:href="media/image9.png" xlink:type="simple" xlink:show="embed" xlink:actuate="onLoad"/><svg:title/><svg:desc/></draw:frame><text:tab/><draw:frame draw:z-index="251666432" draw:style-name="a9" draw:name="Ink 24" text:anchor-type="paragraph" svg:x="1.0425in" svg:y="6.51523in" svg:width="0.52361in" svg:height="0.03056in" style:rel-width="scale" style:rel-height="scale"><draw:image xlink:href="media/image10.png" xlink:type="simple" xlink:show="embed" xlink:actuate="onLoad"/><svg:title/><svg:desc/></draw:frame><draw:frame draw:z-index="251665408" draw:style-name="a10" draw:name="Ink 23" text:anchor-type="paragraph" svg:x="0.98148in" svg:y="1.09179in" svg:width="0.09861in" svg:height="0.03056in" style:rel-width="scale" style:rel-height="scale"><draw:image xlink:href="media/image11.png" xlink:type="simple" xlink:show="embed" xlink:actuate="onLoad"/><svg:title/><svg:desc/></draw:frame><draw:frame draw:style-name="a11" draw:name="Picture 10" text:anchor-type="as-char" svg:x="0in" svg:y="0in" svg:width="6.5in" svg:height="8.39792in" style:rel-width="scale" style:rel-height="scale"><draw:image xlink:href="media/image12.png" xlink:type="simple" xlink:show="embed" xlink:actuate="onLoad"/><svg:title/><svg:desc>A white sheet of paper with black text

AI-generated content may be incorrect.</svg:desc></draw:frame></text:p>
      <text:soft-page-break/>
      <text:p text:style-name="P6"><draw:frame draw:z-index="251668480" draw:style-name="a12" draw:name="Ink 26" text:anchor-type="paragraph" svg:x="1.15943in" svg:y="3.50307in" svg:width="0.17992in" svg:height="0.00039in" style:rel-width="scale" style:rel-height="scale"><draw:image xlink:href="media/image13.png" xlink:type="simple" xlink:show="embed" xlink:actuate="onLoad"/><svg:title/><svg:desc/></draw:frame><draw:frame draw:z-index="251667456" draw:style-name="a13" draw:name="Ink 25" text:anchor-type="paragraph" svg:x="1.20195in" svg:y="1.77275in" svg:width="0.12361in" svg:height="0.03542in" style:rel-width="scale" style:rel-height="scale"><draw:image xlink:href="media/image14.png" xlink:type="simple" xlink:show="embed" xlink:actuate="onLoad"/><svg:title/><svg:desc/></draw:frame><draw:frame draw:style-name="a14" draw:name="Picture 9" text:anchor-type="as-char" svg:x="0in" svg:y="0in" svg:width="6.5in" svg:height="8.39792in" style:rel-width="scale" style:rel-height="scale"><draw:image xlink:href="media/image15.png" xlink:type="simple" xlink:show="embed" xlink:actuate="onLoad"/><svg:title/><svg:desc>A white sheet of paper with black text

AI-generated content may be incorrect.</svg:desc></draw:frame></text:p>
      <text:soft-page-break/>
      <text:p text:style-name="P7"><draw:frame draw:z-index="251669504" draw:style-name="a15" draw:name="Ink 27" text:anchor-type="paragraph" svg:x="1.02439in" svg:y="1.15292in" svg:width="0.10903in" svg:height="0.01319in" style:rel-width="scale" style:rel-height="scale"><draw:image xlink:href="media/image16.png" xlink:type="simple" xlink:show="embed" xlink:actuate="onLoad"/><svg:title/><svg:desc/></draw:frame><draw:frame draw:style-name="a16" draw:name="Picture 8" text:anchor-type="as-char" svg:x="0in" svg:y="0in" svg:width="6.5in" svg:height="8.39792in" style:rel-width="scale" style:rel-height="scale"><draw:image xlink:href="media/image17.png" xlink:type="simple" xlink:show="embed" xlink:actuate="onLoad"/><svg:title/><svg:desc>A white sheet of paper with black text

AI-generated content may be incorrect.</svg:desc></draw:frame></text:p>
      <text:soft-page-break/>
      <text:p text:style-name="P8"><draw:frame draw:z-index="251671552" draw:style-name="a17" draw:name="Ink 29" text:anchor-type="paragraph" svg:x="0.99368in" svg:y="2.42929in" svg:width="0.15625in" svg:height="0.01875in" style:rel-width="scale" style:rel-height="scale"><draw:image xlink:href="media/image18.png" xlink:type="simple" xlink:show="embed" xlink:actuate="onLoad"/><svg:title/><svg:desc/></draw:frame><draw:frame draw:z-index="251670528" draw:style-name="a18" draw:name="Ink 28" text:anchor-type="paragraph" svg:x="0.90156in" svg:y="1.15921in" svg:width="0.19861in" svg:height="0.03542in" style:rel-width="scale" style:rel-height="scale"><draw:image xlink:href="media/image19.png" xlink:type="simple" xlink:show="embed" xlink:actuate="onLoad"/><svg:title/><svg:desc/></draw:frame><draw:frame draw:style-name="a19" draw:name="Picture 16" text:anchor-type="as-char" svg:x="0in" svg:y="0in" svg:width="6.5in" svg:height="8.39792in" style:rel-width="scale" style:rel-height="scale"><draw:image xlink:href="media/image20.png" xlink:type="simple" xlink:show="embed" xlink:actuate="onLoad"/><svg:title/><svg:desc>A paper with text on it

AI-generated content may be incorrect.</svg:desc></draw:frame></text:p>
      <text:soft-page-break/>
      <text:p text:style-name="P9"><draw:frame draw:z-index="251672576" draw:style-name="a20" draw:name="Ink 30" text:anchor-type="paragraph" svg:x="1.01848in" svg:y="1.15318in" svg:width="0.17847in" svg:height="0.025in" style:rel-width="scale" style:rel-height="scale"><draw:image xlink:href="media/image21.png" xlink:type="simple" xlink:show="embed" xlink:actuate="onLoad"/><svg:title/><svg:desc/></draw:frame><draw:frame draw:style-name="a21" draw:name="Picture 15" text:anchor-type="as-char" svg:x="0in" svg:y="0in" svg:width="6.5in" svg:height="8.39792in" style:rel-width="scale" style:rel-height="scale"><draw:image xlink:href="media/image22.png" xlink:type="simple" xlink:show="embed" xlink:actuate="onLoad"/><svg:title/><svg:desc>A white paper with black text

AI-generated content may be incorrect.</svg:desc></draw:frame></text:p>
      <text:soft-page-break/>
      <text:p text:style-name="P10"><draw:frame draw:z-index="251673600" draw:style-name="a22" draw:name="Ink 31" text:anchor-type="paragraph" svg:x="0.99368in" svg:y="1.07963in" svg:width="0.20551in" svg:height="0.00039in" style:rel-width="scale" style:rel-height="scale"><draw:image xlink:href="media/image23.png" xlink:type="simple" xlink:show="embed" xlink:actuate="onLoad"/><svg:title/><svg:desc/></draw:frame><draw:frame draw:style-name="a23" draw:name="Picture 14" text:anchor-type="as-char" svg:x="0in" svg:y="0in" svg:width="6.5in" svg:height="8.39792in" style:rel-width="scale" style:rel-height="scale"><draw:image xlink:href="media/image24.png" xlink:type="simple" xlink:show="embed" xlink:actuate="onLoad"/><svg:title/><svg:desc>A paper with text and numbers

AI-generated content may be incorrect.</svg:desc></draw:frame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cott Edlin</meta:initial-creator>
    <dc:creator>Ken Wood</dc:creator>
    <meta:creation-date>2025-02-27T19:39:00Z</meta:creation-date>
    <dc:date>2025-02-27T21:01:00Z</dc:date>
    <meta:template xlink:href="Normal" xlink:type="simple"/>
    <meta:editing-cycles>2</meta:editing-cycles>
    <meta:editing-duration>PT840S</meta:editing-duration>
    <meta:document-statistic meta:page-count="8" meta:paragraph-count="1" meta:word-count="7" meta:character-count="49" meta:row-count="1" meta:non-whitespace-character-count="43"/>
  </office:meta>
</office:document-meta>
</file>